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ingAfterTestMethodListener2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AfterTestClassListener2.after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AfterTestClassListener1.after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AfterTestExecutionListener1.after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AfterTestMethodListener1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ManagerSuppressedExceptionsTests.after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ManagerSuppressedExceptionsTests.test( String useCase , Class &lt; ? &gt; testClass , 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ContextManagerSuppressedExceptionsTests.after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ilingAfterTestExecutionListener2.after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ManagerSuppressedExceptionsTests.afterTest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